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a5a44" officeooo:paragraph-rsid="000a5a4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e2b13" officeooo:paragraph-rsid="000e2b1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a5a44" officeooo:paragraph-rsid="000a5a4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bf7ca" officeooo:paragraph-rsid="000bf7c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e2b13" officeooo:paragraph-rsid="000e2b1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officeooo:rsid="000a5a44" officeooo:paragraph-rsid="000a5a44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officeooo:rsid="000a5a44" officeooo:paragraph-rsid="00110cff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e2b13" officeooo:paragraph-rsid="000e2b1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e2b13" officeooo:paragraph-rsid="000e2b1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74368" officeooo:paragraph-rsid="0017436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74368" officeooo:paragraph-rsid="001c348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5b25b" officeooo:paragraph-rsid="0015b25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74368" officeooo:paragraph-rsid="001c348b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a5a44" officeooo:paragraph-rsid="000a5a4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e2b13" officeooo:paragraph-rsid="000e2b13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Hack" fo:font-size="10pt" fo:font-weight="normal" officeooo:rsid="0015b25b" officeooo:paragraph-rsid="0015b25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Hack" fo:font-size="10pt" fo:font-weight="normal" officeooo:rsid="0016930e" officeooo:paragraph-rsid="0016930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Hack" fo:font-size="10pt" fo:font-weight="normal" officeooo:rsid="00174368" officeooo:paragraph-rsid="0017436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Hack" fo:font-size="10pt" fo:font-weight="normal" officeooo:rsid="000e2b13" officeooo:paragraph-rsid="000e2b1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Hack" fo:font-size="10pt" fo:font-weight="normal" officeooo:rsid="000db2c3" officeooo:paragraph-rsid="000db2c3" style:font-size-asian="12.25pt" style:font-weight-asian="normal" style:font-size-complex="14pt" style:font-weight-complex="normal"/>
    </style:style>
    <style:style style:name="T1" style:family="text">
      <style:text-properties officeooo:rsid="000e2b13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0e2b1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744c"/>
    </style:style>
    <style:style style:name="T6" style:family="text">
      <style:text-properties officeooo:rsid="00131c12"/>
    </style:style>
    <style:style style:name="T7" style:family="text">
      <style:text-properties officeooo:rsid="0015b25b"/>
    </style:style>
    <style:style style:name="T8" style:family="text">
      <style:text-properties officeooo:rsid="001819e8"/>
    </style:style>
    <style:style style:name="T9" style:family="text">
      <style:text-properties officeooo:rsid="0019b711"/>
    </style:style>
    <style:style style:name="T10" style:family="text">
      <style:text-properties officeooo:rsid="001a5939"/>
    </style:style>
    <style:style style:name="T11" style:family="text">
      <style:text-properties officeooo:rsid="001b6b57"/>
    </style:style>
    <style:style style:name="T12" style:family="text">
      <style:text-properties officeooo:rsid="001c34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<text:span text:style-name="T1">Form</text:span></text:p>
      <text:p text:style-name="P1"/>
      <text:p text:style-name="P3">1. UI Requirement</text:p>
      <text:p text:style-name="P6">- 1 TextBox Username</text:p>
      <text:p text:style-name="P6">- 1 TextBox Password</text:p>
      <text:p text:style-name="P7">- 1 Login Button</text:p>
      <text:p text:style-name="P7">- 1 Signup <text:span text:style-name="T4">Button</text:span></text:p>
      <text:p text:style-name="P4">2. Behaviour</text:p>
      <text:p text:style-name="P19">If <text:span text:style-name="T2">Signup Button</text:span> is clicked</text:p>
      <text:p text:style-name="P19"><text:tab/>Display Signup screen</text:p>
      <text:p text:style-name="P19"/>
      <text:p text:style-name="P20">If <text:span text:style-name="T2">TextBox Username</text:span> or <text:span text:style-name="T2">TextBox Password</text:span> is <text:span text:style-name="T1">e</text:span>mpty</text:p>
      <text:p text:style-name="P20"><text:tab/>Disable <text:span text:style-name="T2">Login Button</text:span></text:p>
      <text:p text:style-name="P20">Else</text:p>
      <text:p text:style-name="P20"><text:tab/><text:span text:style-name="T1">If </text:span><text:span text:style-name="T2">Enter </text:span><text:span text:style-name="T3">K</text:span><text:span text:style-name="T2">ey</text:span> is <text:span text:style-name="T1">p</text:span>ressed or <text:span text:style-name="T2">Login Button</text:span> is <text:span text:style-name="T1">c</text:span>licked</text:p>
      <text:p text:style-name="P20"><text:tab/><text:tab/>If Username is <text:span text:style-name="T1">e</text:span>xist in database</text:p>
      <text:p text:style-name="P20"><text:tab/><text:tab/><text:tab/><text:span text:style-name="T1">If Password is valid</text:span></text:p>
      <text:p text:style-name="P20"><text:tab/><text:tab/><text:tab/><text:tab/><text:span text:style-name="T1">Determine User’s role</text:span></text:p>
      <text:p text:style-name="P20"><text:tab/><text:tab/><text:tab/><text:tab/><text:span text:style-name="T1">Display User’s dashboard based on User’s role</text:span></text:p>
      <text:p text:style-name="P20"><text:tab/><text:tab/><text:tab/><text:span text:style-name="T1">Else</text:span></text:p>
      <text:p text:style-name="P20"><text:tab/><text:tab/><text:tab/><text:tab/><text:span text:style-name="T1">Display Message “Login failed”</text:span></text:p>
      <text:p text:style-name="P20"><text:tab/><text:tab/><text:span text:style-name="T1">Else</text:span></text:p>
      <text:p text:style-name="P20"><text:tab/><text:tab/><text:tab/><text:span text:style-name="T1">Display Message “Login failed”</text:span></text:p>
      <text:p text:style-name="P8"/>
      <text:p text:style-name="P2">Signup Form</text:p>
      <text:p text:style-name="P2"/>
      <text:p text:style-name="P5">1. UI Requirement</text:p>
      <text:p text:style-name="P8">- <text:span text:style-name="T5">1 TextBox Username</text:span></text:p>
      <text:p text:style-name="P8">- <text:span text:style-name="T5">1 TextBox Password</text:span></text:p>
      <text:p text:style-name="P8">- <text:span text:style-name="T5">1 TextBox Re-enter Password</text:span></text:p>
      <text:p text:style-name="P8">- <text:span text:style-name="T5">1 </text:span><text:span text:style-name="T6">ComboBox Role</text:span></text:p>
      <text:p text:style-name="P8">- <text:span text:style-name="T8">1 TextBox ID</text:span></text:p>
      <text:p text:style-name="P8">- <text:span text:style-name="T7">1 Create Button</text:span></text:p>
      <text:p text:style-name="P8">- <text:span text:style-name="T7">1 Cancel Button</text:span></text:p>
      <text:p text:style-name="P12">2. Behaviour</text:p>
      <text:p text:style-name="P16">If Cancel Button is clicked</text:p>
      <text:p text:style-name="P16"><text:tab/>Close Signup Form</text:p>
      <text:p text:style-name="P16"/>
      <text:p text:style-name="P16">ComboBox Role load data from Role<text:span text:style-name="T9">ForSignup</text:span> table in Database</text:p>
      <text:p text:style-name="P16">Display member of ComboBox Role is “description”</text:p>
      <text:p text:style-name="P16">Value member of ComboBox Role is “roleID”</text:p>
      <text:p text:style-name="P16">ComboBox have default value 2 – Student</text:p>
      <text:p text:style-name="P16"/>
      <text:p text:style-name="P17">All TextBoxs must be filled, if not</text:p>
      <text:p text:style-name="P17"><text:tab/>Disable Create Button</text:p>
      <text:p text:style-name="P18">Else</text:p>
      <text:p text:style-name="P18"><text:tab/>If Enter Key is pressed or Create Button is clicked</text:p>
      <text:p text:style-name="P18"><text:tab/><text:tab/><text:span text:style-name="T10">Check whether Username is exist in Database, if not</text:span></text:p>
      <text:p text:style-name="P18"><text:soft-page-break/><text:tab/><text:tab/><text:tab/>Check whether Password and Re-enter Password is the same, if not</text:p>
      <text:p text:style-name="P18"><text:tab/><text:tab/><text:tab/><text:tab/>Display Message “Passwords didn’t match. Try again.”</text:p>
      <text:p text:style-name="P18"><text:tab/><text:tab/><text:tab/>Else</text:p>
      <text:p text:style-name="P18"><text:tab/><text:tab/><text:tab/><text:tab/><text:span text:style-name="T10">Check whether ID is exist in Database, if not</text:span></text:p>
      <text:p text:style-name="P18"><text:tab/><text:tab/><text:tab/><text:tab/><text:tab/><text:span text:style-name="T10">Display Message “ID does not exist”</text:span></text:p>
      <text:p text:style-name="P18"><text:tab/><text:tab/><text:tab/><text:tab/><text:span text:style-name="T10">Else</text:span></text:p>
      <text:p text:style-name="P18"><text:tab/><text:tab/><text:tab/><text:tab/><text:tab/><text:span text:style-name="T11">Write Username, Password, Role to table User</text:span></text:p>
      <text:p text:style-name="P18"><text:tab/><text:tab/><text:tab/><text:tab/><text:tab/><text:span text:style-name="T11">If Role is Student</text:span></text:p>
      <text:p text:style-name="P18"><text:tab/><text:tab/><text:tab/><text:tab/><text:tab/><text:tab/><text:span text:style-name="T11">Write Username, ID to table StudentUser</text:span></text:p>
      <text:p text:style-name="P18"><text:tab/><text:tab/><text:tab/><text:tab/><text:tab/><text:span text:style-name="T11">Else</text:span></text:p>
      <text:p text:style-name="P18"><text:tab/><text:tab/><text:tab/><text:tab/><text:tab/><text:tab/><text:span text:style-name="T11">Write Username, ID to table TeacherUser</text:span></text:p>
      <text:p text:style-name="P18"><text:tab/><text:tab/><text:span text:style-name="T11">Else</text:span></text:p>
      <text:p text:style-name="P18"><text:tab/><text:tab/><text:tab/><text:span text:style-name="T11">Display Message “Username already exist. Try other Username.”</text:span></text:p>
      <text:p text:style-name="P10"/>
      <text:p text:style-name="P13"><text:span text:style-name="T12">Dashboard for Teacher and Student</text:span></text:p>
      <text:p text:style-name="P13"/>
      <text:p text:style-name="P11"><text:span text:style-name="T12">1. UI requirement</text:span></text:p>
      <text:p text:style-name="P11"><text:span text:style-name="T12">2. Behaviour</text:span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11:45:19.461593340</meta:creation-date>
    <dc:date>2020-12-21T10:21:18.575912808</dc:date>
    <meta:editing-duration>PT1H20M</meta:editing-duration>
    <meta:editing-cycles>20</meta:editing-cycles>
    <meta:generator>LibreOffice/7.0.4.2$Linux_X86_64 LibreOffice_project/00$Build-2</meta:generator>
    <meta:document-statistic meta:table-count="0" meta:image-count="0" meta:object-count="0" meta:page-count="2" meta:paragraph-count="58" meta:word-count="264" meta:character-count="1603" meta:non-whitespace-character-count="1304"/>
  </office:meta>
</office:document-meta>
</file>